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ekamie EduLab Demo 2</text:h>
      <text:p text:style-name="Standard"/>
      <text:h text:style-name="Heading_20_2" text:outline-level="2">Business Requirements</text:h>
      <text:p text:style-name="Standard"/>
      <text:list xml:id="list33368385" text:style-name="L1">
        <text:list-item>
          <text:p text:style-name="P1">Demonstrate the product concept</text:p>
          <text:list>
            <text:list-item>
              <text:p text:style-name="P1">web-based learning</text:p>
            </text:list-item>
            <text:list-item>
              <text:p text:style-name="P1">flexible lesson structure</text:p>
            </text:list-item>
            <text:list-item>
              <text:p text:style-name="P1">multiple types of entry and answer</text:p>
            </text:list-item>
          </text:list>
        </text:list-item>
        <text:list-item>
          <text:p text:style-name="P1">Demonstrate the technical ability to create the product</text:p>
        </text:list-item>
      </text:list>
      <text:p text:style-name="Standard"/>
      <text:h text:style-name="Heading_20_2" text:outline-level="2">Functional Requirements</text:h>
      <text:list xml:id="list33371575" text:style-name="L2">
        <text:list-item>
          <text:p text:style-name="P2">Display of a choice of lessons</text:p>
        </text:list-item>
        <text:list-item>
          <text:p text:style-name="P2">Display of the nodes within a lesson in an attractive, easy to comprehend manner</text:p>
        </text:list-item>
        <text:list-item>
          <text:p text:style-name="P2">Provision of the ability for a student to enter their responses into nodes</text:p>
          <text:list>
            <text:list-item>
              <text:p text:style-name="P2">Text</text:p>
            </text:list-item>
            <text:list-item>
              <text:p text:style-name="P2">Research Links</text:p>
            </text:list-item>
          </text:list>
        </text:list-item>
        <text:list-item>
          <text:p text:style-name="P2">Collation of the response into an outcome</text:p>
        </text:list-item>
        <text:list-item>
          <text:p text:style-name="P2">Provision of the ability for information and reference material to be displayed</text:p>
        </text:list-item>
        <text:list-item>
          <text:p text:style-name="P2">Provision of the ability for example answers to either the entire lesson or specific nodes to be displayed</text:p>
        </text:list-item>
        <text:list-item>
          <text:p text:style-name="P2">Provision of a method for users to alter their display options</text:p>
        </text:list-item>
      </text:list>
      <text:p text:style-name="Standard"/>
      <text:h text:style-name="Heading_20_2" text:outline-level="2">Glossary</text:h>
      <text:p text:style-name="Standard"><text:span text:style-name="T1">Lesson</text:span> – a single task set by a teacher to one or more students in order to provide a learning experience for them</text:p>
      <text:p text:style-name="Standard"><text:span text:style-name="T1">Node</text:span> – an element within a lesson. Each node can be an instruction, an entry area for students to enter their responses, or a combination of both. Some nodes are included in the final answer, some are not.</text:p>
      <text:p text:style-name="Standard"><text:span text:style-name="T1">Response</text:span> – an entry made by a student into a node. At this time the only responses possible are text and http links</text:p>
      <text:p text:style-name="Standard"><text:span text:style-name="T1">Outcome</text:span> – the result of the lesson that can be viewed as a single document and submitted to the teacher as a final answer to the task in the lesson</text:p>
      <text:p text:style-name="Standard"/>
      <text:h text:style-name="Heading_20_2" text:outline-level="2">Use Cases</text:h>
      <text:p text:style-name="Standard"/>
      <text:h text:style-name="Heading_20_3" text:outline-level="3">Student Use Case</text:h>
      <text:list xml:id="list33463563" text:style-name="L4">
        <text:list-item>
          <text:p text:style-name="P3">Select the lesson to be worked on from the list of available lessons</text:p>
        </text:list-item>
        <text:list-item>
          <text:p text:style-name="P3">Select a node to be worked on</text:p>
          <text:list>
            <text:list-item>
              <text:p text:style-name="P3">read the instructions for the node</text:p>
            </text:list-item>
            <text:list-item>
              <text:p text:style-name="P3">provide the appropriate response, or partial response, for the node</text:p>
            </text:list-item>
          </text:list>
        </text:list-item>
        <text:list-item>
          <text:p text:style-name="P3">Repeat step 2 until no further responses can be made</text:p>
        </text:list-item>
        <text:list-item>
          <text:p text:style-name="P3">Review the answer, collated from all the appropriate nodes</text:p>
        </text:list-item>
        <text:list-item>
          <text:p text:style-name="P3"><text:soft-page-break/>Repeat steps 2-4 until satisfied that the answer is complete</text:p>
        </text:list-item>
        <text:list-item>
          <text:p text:style-name="P3">Submit the completed answer</text:p>
        </text:list-item>
      </text:list>
      <text:p text:style-name="Standard"/>
      <text:h text:style-name="Heading_20_3" text:outline-level="3">Teacher Use Case</text:h>
      <text:list xml:id="list33487250" text:style-name="L5">
        <text:list-item>
          <text:p text:style-name="P4">Create the list of nodes in the lesson</text:p>
        </text:list-item>
        <text:list-item>
          <text:p text:style-name="P4">Inform the students of the lesson</text:p>
        </text:list-item>
        <text:list-item>
          <text:p text:style-name="P4">Wait for the lesson submission deadline</text:p>
        </text:list-item>
        <text:list-item>
          <text:p text:style-name="P4">Mark and grade the submitted student answer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7T13:21:37.64</meta:creation-date>
    <dc:date>2012-08-07T16:22:04.45</dc:date>
    <meta:editing-duration>PT2H45M14S</meta:editing-duration>
    <meta:editing-cycles>4</meta:editing-cycles>
    <meta:generator>LibreOffice/3.5$Windows_x86 LibreOffice_project/7e68ba2-a744ebf-1f241b7-c506db1-7d53735</meta:generator>
    <meta:document-statistic meta:table-count="0" meta:image-count="0" meta:object-count="0" meta:page-count="2" meta:paragraph-count="37" meta:word-count="360" meta:character-count="1387" meta:non-whitespace-character-count="1639"/>
  </office:meta>
</office:document-meta>
</file>